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nk and threa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lize the floating Mshare row which shares the actual rows of the matri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lize the integer MshareI and MshareF which share the position of the of the infection or reset happe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me str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ibute the rows among the ranks as per the formula give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l them with zero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lize the random numbers for infection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te the random inf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lize the lsize and fsize as 0 to keep the track of the index of the MshareI and Msharef arra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lize the time as ze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 the infection by first checking if the cell is already infected or not. If not then in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ove the M2 matrix gets the inf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rier to all the ranks for the reason that all the infection should be completed by alll the ran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 sharing the last row information and the first row information using Mshare matrix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the rank is the 0 th then share the last row with the first rank else if last rank then share with the secondlast rank the 0<text:span text:style-name="T1">th</text:span> row else share first and the last row with previoius and the next rank respectively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I barr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 the receive block if rank is 0 then receive from the first rank and send the last row to be corrected and this logic applies to all the program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I barr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rease the time step by on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 the while loop for 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n the reset recover reimmun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 all the ranks finish the reset recover reimmune par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ieve Block is execu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rier to all ran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 MshareF and MshareI to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3:44.360566794</meta:creation-date>
    <dc:date>2024-06-29T21:19:49.779447170</dc:date>
    <meta:editing-duration>PT11M9S</meta:editing-duration>
    <meta:editing-cycles>2</meta:editing-cycles>
    <meta:generator>LibreOffice/7.3.7.2$Linux_X86_64 LibreOffice_project/30$Build-2</meta:generator>
    <meta:document-statistic meta:table-count="1" meta:cell-count="25" meta:object-count="0"/>
  </office:meta>
</office:document-meta>
</file>